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más de quince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AML, OIDC),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integración con servicios de tercer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jqueryUI, y lessCSS.</text:p>
      <text:p text:style-name="Text_20_body">Pienso que el trabajo en equipo y un proceso de desarrollo enfocado en la calidad son la clave para un producto exitoso. Entre las buenas prácticas para garantizar la calidad del delivery mencionaría resolver problemas utilizando los principio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gobierno-de-la-provincia-de-buenos-aires-2020---2023"/>Gobierno de la Provincia de Buenos Aires (2020 - 2023)<text:bookmark-end text:name="gobierno-de-la-provincia-de-buenos-aires-2020---2023"/></text:h>
      <text:p text:style-name="First_20_paragraph">Desde el 2020 trabajé como consultor para el Ministerio de Justicia de la Provincia de Buenos Aires. Me contrataron para construir un sistema de identificación biométrica para el Servicio Penitenciario. Construí un sistema <text:a xlink:type="simple" xlink:href="https://en.wikipedia.org/wiki/Automated_fingerprint_identification" office:name=""><text:span text:style-name="Definition">AFIS</text:span></text:a> para enrolar e identificar personas en las unidades penitenciarias. El sistema consiste en una aplicación web que permite el enrolamiento y la búsqueda de personas; una API pública para interoperar con otros sistemas; y un servicio standalone y multi-plataforma para manejar lectores de huellas digitales. Entre los desafíos para construir un sistema AFIS puedo mencionar el soporte multi-plataforma; el uso de protocolos y formatos estándares para interoperar con diferentes sistemas biométricos; la arquitectura de la información para guardar la información biométrica de forma segura; la capa de abstracción para soportar diferentes dispositivos de hardware usando una interfaz común; la búsqueda asincrónica y distribuída de personas por huella digital.</text:p>
      <text:p text:style-name="Text_20_body">El backend de la aplicación web está construido en Kotlin, utilizando Spring Boot, Postgres, librerías libres de procesamiento de datos biométricos como <text:a xlink:type="simple" xlink:href="https://sourceafis.machinezoo.com/" office:name=""><text:span text:style-name="Definition">SourceAFIS</text:span></text:a>, RabbitMQ, MinIO, entre otras. El frontend está construido utilizando Vue4 y TypeScript, Jest para unit testing, y Storybook para documentar la librería de componentes. También trabajé con drivers propietarios, y realicé la investigación para definir qué lectores de huellas digitales eran viables para este proyecto.</text:p>
      <text:p text:style-name="Text_20_body"><text:span text:style-name="T2">Tecnologías: Kotlin, TypeScript, Vue3; librerías como Spring Boot, Exposed; data sources como Postgres y Redis; otros servicios como RabbitMQ y systemd (linux).</text:span></text:p>
      <text:h text:style-name="Heading_20_3" text:outline-level="3"><text:bookmark-start text:name="scv---wirewheel-2019-2023"/>SCV - WireWheel (2019-2023)<text:bookmark-end text:name="scv---wirewheel-2019-2023"/></text:h>
      <text:p text:style-name="First_20_paragraph">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2">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2">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2">Lic. en Antropología Social y Cultural</text:span></text:p>
        </text:list-item>
        <text:list-item>
          <text:p text:style-name="P5">E.N.E.T N°17 D.E. 20 (2001 - 2006) - <text:span text:style-name="T2">Técnico Electrónico</text:span></text:p>
        </text:list-item>
        <text:list-item>
          <text:p text:style-name="P5">Alfonsina Storni (Escuela Primaria)</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4-01-02T21:44:50Z</meta:creation-date>
    <dc:date>2024-01-02T21:44:50Z</dc:date>
    <meta:user-defined meta:name="job" meta:value-type="string">Desarrollador de software</meta:user-defined>
    <meta:user-defined meta:name="messages" meta:value-type="string"/>
  </office:meta>
</office:document-meta>
</file>